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8be3" officeooo:paragraph-rsid="000f8be3"/>
    </style:style>
    <style:style style:name="P2" style:family="paragraph" style:parent-style-name="Standard">
      <style:text-properties officeooo:rsid="000fdbe9" officeooo:paragraph-rsid="000fdbe9"/>
    </style:style>
    <style:style style:name="T1" style:family="text">
      <style:text-properties fo:font-weight="bold" style:font-weight-asian="bold" style:font-weight-complex="bold"/>
    </style:style>
    <style:style style:name="T2" style:family="text">
      <style:text-properties officeooo:rsid="0010ea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 Implementa una aplicación cliente-servidor que sirva documentos de texto. El servidor deberá almacenar documentos de texto, en ficheros txt. Cuando un cliente se conecte al servidor, especificará el número de fichero que desea obtener y el servidor le enviará su contenido, carácter a carácter. Usa para ello sockets stream.</text:p>
      <text:p text:style-name="P2">El servidor accede a ficheros ubicados en el directorio donde ha sido arrancado. Los ficheros deben estar nombrados siguiendo el patrón id_de_fichero.txt. El programa cliente recibe como argumento el identificador del fichero que se desea descargar, lo recibe e imprime su contenido por la salida estándar.</text:p>
      <text:p text:style-name="P2"/>
      <text:p text:style-name="P2"/>
      <text:p text:style-name="P2"><text:span text:style-name="T1">2.</text:span> <text:span text:style-name="T2">Implementa un servicio de identificación de direcciones IP usando sockets datagram. Los clientes enviarán peticiones de identificación al servidor, que contestará con un mensaje que contenga la dirección IP del cliente como una cadena de texto.</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7:58:18.817166364</meta:creation-date>
    <dc:date>2017-12-03T18:10:25.339388924</dc:date>
    <meta:editing-duration>PT12M5S</meta:editing-duration>
    <meta:editing-cycles>4</meta:editing-cycles>
    <meta:generator>LibreOffice/5.4.1.2$Linux_X86_64 LibreOffice_project/40m0$Build-2</meta:generator>
    <meta:document-statistic meta:table-count="0" meta:image-count="0" meta:object-count="0" meta:page-count="1" meta:paragraph-count="3" meta:word-count="133" meta:character-count="880" meta:non-whitespace-character-count="750"/>
  </office:meta>
</office:document-meta>
</file>